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5c5" officeooo:paragraph-rsid="001eb5c5"/>
    </style:style>
    <style:style style:name="P2" style:family="paragraph" style:parent-style-name="Standard">
      <style:text-properties officeooo:rsid="001eb5c5" officeooo:paragraph-rsid="001eb5c5"/>
    </style:style>
    <style:style style:name="P3" style:family="paragraph" style:parent-style-name="Standard">
      <style:text-properties officeooo:rsid="00208e96" officeooo:paragraph-rsid="00208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is is niranjan</text:p>
      <text:p text:style-name="P1"><text:s/>devops trainng</text:p>
      <text:p text:style-name="P3">i am learning</text:p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2:30:25.841098715</meta:creation-date>
    <dc:date>2021-12-09T12:35:33.849886471</dc:date>
    <meta:editing-duration>PT1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51" meta:non-whitespace-character-count="43"/>
  </office:meta>
</office:document-meta>
</file>